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9c965"/>
    </style:style>
    <style:style style:name="P2" style:family="paragraph" style:parent-style-name="Standard">
      <style:text-properties officeooo:rsid="0019c965" officeooo:paragraph-rsid="0019c9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his is just a wordprocessor-file to be uploaded into the Solr index during test.</text:p>
      <text:p text:style-name="P2"/>
      <text:p text:style-name="P2">Saved as open document form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Portier</meta:initial-creator>
    <meta:creation-date>2014-08-01T12:01:27.150857089</meta:creation-date>
    <dc:date>2014-08-01T12:06:40.666713681</dc:date>
    <dc:creator>Marc Portier</dc:creator>
    <meta:editing-duration>P0D</meta:editing-duration>
    <meta:editing-cycles>1</meta:editing-cycles>
    <meta:document-statistic meta:table-count="0" meta:image-count="0" meta:object-count="0" meta:page-count="1" meta:paragraph-count="2" meta:word-count="19" meta:character-count="110" meta:non-whitespace-character-count="93"/>
    <meta:generator>LibreOffice/4.2.4.2$Linux_x86 LibreOffice_project/420m0$Build-2</meta:generator>
  </office:meta>
</office:document-meta>
</file>